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Arial2" svg:font-family="Arial" style:font-family-generic="swiss"/>
    <style:font-face style:name="Segoe UI" svg:font-family="'Segoe UI'" style:font-family-generic="swiss"/>
    <style:font-face style:name="Consolas" svg:font-family="Consolas"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Liberation Sans" svg:font-family="'Liberation Sans'" style:font-family-generic="swiss" style:font-pitch="variable"/>
    <style:font-face style:name="NewBaskerville" svg:font-family="NewBaskerville"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ucida Console"/>
    </style:style>
    <style:style style:name="P2" style:family="paragraph" style:parent-style-name="Standard">
      <style:text-properties fo:color="#3333ff" style:font-name="Lucida Console"/>
    </style:style>
    <style:style style:name="P3" style:family="paragraph" style:parent-style-name="Standard">
      <style:text-properties fo:color="#3333ff" style:font-name="Lucida Console" fo:font-weight="normal" style:font-weight-asian="normal" style:font-weight-complex="normal"/>
    </style:style>
    <style:style style:name="P4" style:family="paragraph" style:parent-style-name="Standard">
      <style:text-properties fo:color="#000000" style:font-name="Liberation Serif"/>
    </style:style>
    <style:style style:name="P5" style:family="paragraph" style:parent-style-name="Standard">
      <style:text-properties fo:color="#000000" style:font-name="Liberation Serif" fo:font-weight="normal" style:font-weight-asian="normal" style:font-weight-complex="normal"/>
    </style:style>
    <style:style style:name="P6" style:family="paragraph" style:parent-style-name="Standard">
      <style:text-properties fo:color="#000000" style:font-name="Lucida Console"/>
    </style:style>
    <style:style style:name="P7" style:family="paragraph" style:parent-style-name="Standard">
      <style:text-properties fo:color="#000000" style:font-name="Lucida Console" fo:font-weight="normal" style:font-weight-asian="normal" style:font-weight-complex="normal"/>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color="#ff0000" style:font-name="Lucida Console" fo:font-weight="normal" style:font-weight-asian="normal" style:font-weight-complex="normal"/>
    </style:style>
    <style:style style:name="P10" style:family="paragraph" style:parent-style-name="ChapterStart" style:master-page-name="Standard">
      <style:paragraph-properties style:page-number="auto"/>
    </style:style>
    <style:style style:name="P11" style:family="paragraph" style:parent-style-name="BodyFirst">
      <style:paragraph-properties>
        <style:tab-stops>
          <style:tab-stop style:position="2.2291in"/>
        </style:tab-stops>
      </style:paragraph-properties>
    </style:style>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ff9900"/>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3" style:family="text">
      <style:text-properties fo:color="#ff9900"/>
    </style:style>
    <style:style style:name="T4" style:family="text">
      <style:text-properties fo:color="#ff9900" fo:font-weight="normal" style:font-weight-asian="normal" style:font-weight-complex="normal"/>
    </style:style>
    <style:style style:name="T5" style:family="text">
      <style:text-properties fo:color="#ff9900" style:font-name="Lucida Console" fo:font-weight="normal" style:font-weight-asian="normal" style:font-weight-complex="normal"/>
    </style:style>
    <style:style style:name="T6" style:family="text">
      <style:text-properties fo:color="#000000"/>
    </style:style>
    <style:style style:name="T7" style:family="text">
      <style:text-properties fo:color="#00cc00"/>
    </style:style>
    <style:style style:name="T8" style:family="text">
      <style:text-properties fo:color="#00cc00" fo:font-weight="normal" style:font-weight-asian="normal" style:font-weight-complex="normal"/>
    </style:style>
    <style:style style:name="T9" style:family="text">
      <style:text-properties fo:color="#00cc00" style:font-name="Lucida Console"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color="#9933ff" fo:font-weight="normal" style:font-weight-asian="normal" style:font-weight-complex="normal"/>
    </style:style>
    <style:style style:name="T13" style:family="text">
      <style:text-properties fo:color="#9933ff" style:font-name="Lucida Console" fo:font-weight="normal" style:font-weight-asian="normal" style:font-weight-complex="normal"/>
    </style:style>
    <style:style style:name="T14" style:family="text">
      <style:text-properties fo:color="#990000" fo:font-weight="normal" style:font-weight-asian="normal" style:font-weight-complex="normal"/>
    </style:style>
    <style:style style:name="T15" style:family="text">
      <style:text-properties style:font-name="Lucida Console" fo:font-weight="normal" style:font-weight-asian="normal" style:font-weight-complex="normal"/>
    </style:style>
    <style:style style:name="T16" style:family="text">
      <style:text-properties fo:color="#3333ff" fo:font-weight="normal" style:font-weight-asian="normal" style:font-weight-complex="normal"/>
    </style:style>
    <style:style style:name="T17" style:family="text">
      <style:text-properties fo:color="#800000" fo:font-weight="normal" style:font-weight-asian="normal" style:font-weight-complex="normal"/>
    </style:style>
    <style:style style:name="T18" style:family="text">
      <style:text-properties fo:color="#6600ff" fo:font-weight="normal" style:font-weight-asian="normal" style:font-weight-complex="normal"/>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2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top" style:vertical-rel="paragraph" style:horizontal-pos="center" style:horizontal-rel="paragraph" style:mirror="none" fo:clip="rect(3.2862in, 1.0866in, 1.4583in, 3.3362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278454560" text:id="ct278454560">
          <text:insertion>
            <office:change-info>
              <dc:creator>NSP </dc:creator>
              <dc:date>2016-12-15T14:34:00</dc:date>
            </office:change-info>
          </text:insertion>
        </text:changed-region>
        <text:changed-region xml:id="ct278464232" text:id="ct278464232">
          <text:format-change>
            <office:change-info>
              <dc:creator>NSP </dc:creator>
              <dc:date>2016-12-15T14:44:00</dc:date>
            </office:change-info>
          </text:format-change>
        </text:changed-region>
        <text:changed-region xml:id="ct278461528" text:id="ct278461528">
          <text:insertion>
            <office:change-info>
              <dc:creator>NSP </dc:creator>
              <dc:date>2016-12-15T14:35:00</dc:date>
            </office:change-info>
          </text:insertion>
        </text:changed-region>
        <text:changed-region xml:id="ct278461736" text:id="ct278461736">
          <text:deletion>
            <office:change-info>
              <dc:creator>NSP </dc:creator>
              <dc:date>2016-12-15T14:35:00</dc:date>
            </office:change-info>
            <text:p text:style-name="Body">. Here it is:</text:p>
          </text:deletion>
        </text:changed-region>
        <text:changed-region xml:id="ct278457784" text:id="ct278457784">
          <text:insertion>
            <office:change-info>
              <dc:creator>NSP </dc:creator>
              <dc:date>2016-12-15T14:35:00</dc:date>
            </office:change-info>
          </text:insertion>
        </text:changed-region>
        <text:changed-region xml:id="ct278463192" text:id="ct278463192">
          <text:deletion>
            <office:change-info>
              <dc:creator>NSP </dc:creator>
              <dc:date>2016-12-15T14:36:00</dc:date>
            </office:change-info>
            <text:p text:style-name="Body"/>
            <text:p text:style-name="Body"/>
          </text:deletion>
        </text:changed-region>
        <text:changed-region xml:id="ct278463712" text:id="ct278463712">
          <text:insertion>
            <office:change-info>
              <dc:creator>NSP </dc:creator>
              <dc:date>2016-12-15T14:36:00</dc:date>
            </office:change-info>
          </text:insertion>
        </text:changed-region>
        <text:changed-region xml:id="ct278460904" text:id="ct278460904">
          <text:deletion>
            <office:change-info>
              <dc:creator>NSP </dc:creator>
              <dc:date>2016-12-15T14:36:00</dc:date>
            </office:change-info>
            <text:p text:style-name="Standard"/>
            <text:p text:style-name="Standard"/>
          </text:deletion>
        </text:changed-region>
        <text:changed-region xml:id="ct278463400" text:id="ct278463400">
          <text:deletion>
            <office:change-info>
              <dc:creator>NSP </dc:creator>
              <dc:date>2016-12-15T14:36:00</dc:date>
            </office:change-info>
            <text:p text:style-name="Standard"><text:span text:style-name="T1"/></text:p>
            <text:p text:style-name="Standard"><text:span text:style-name="T1"/></text:p>
          </text:deletion>
        </text:changed-region>
        <text:changed-region xml:id="ct278463296" text:id="ct278463296">
          <text:deletion>
            <office:change-info>
              <dc:creator>NSP </dc:creator>
              <dc:date>2016-12-15T14:36:00</dc:date>
            </office:change-info>
            <text:p text:style-name="Standard"/>
            <text:p text:style-name="Standard"/>
          </text:deletion>
        </text:changed-region>
        <text:changed-region xml:id="ct278461216" text:id="ct278461216">
          <text:deletion>
            <office:change-info>
              <dc:creator>NSP </dc:creator>
              <dc:date>2016-12-15T14:36:00</dc:date>
            </office:change-info>
            <text:p text:style-name="Standard"/>
            <text:p text:style-name="Standard"/>
          </text:deletion>
        </text:changed-region>
        <text:changed-region xml:id="ct278462152" text:id="ct278462152">
          <text:deletion>
            <office:change-info>
              <dc:creator>NSP </dc:creator>
              <dc:date>2016-12-15T14:36:00</dc:date>
            </office:change-info>
            <text:p text:style-name="Standard"/>
            <text:p text:style-name="Standard"/>
          </text:deletion>
        </text:changed-region>
        <text:changed-region xml:id="ct278461632" text:id="ct278461632">
          <text:insertion>
            <office:change-info>
              <dc:creator>NSP </dc:creator>
              <dc:date>2016-12-15T14:36:00</dc:date>
            </office:change-info>
          </text:insertion>
        </text:changed-region>
        <text:changed-region xml:id="ct278462464" text:id="ct278462464">
          <text:insertion>
            <office:change-info>
              <dc:creator>NSP </dc:creator>
              <dc:date>2016-12-15T14:37:00</dc:date>
            </office:change-info>
          </text:insertion>
        </text:changed-region>
        <text:changed-region xml:id="ct278462360" text:id="ct278462360">
          <text:deletion>
            <office:change-info>
              <dc:creator>NSP </dc:creator>
              <dc:date>2016-12-15T14:36:00</dc:date>
            </office:change-info>
            <text:p text:style-name="Standard">this:</text:p>
          </text:deletion>
        </text:changed-region>
        <text:changed-region xml:id="ct278461944" text:id="ct278461944">
          <text:insertion>
            <office:change-info>
              <dc:creator>NSP </dc:creator>
              <dc:date>2016-12-15T14:37:00</dc:date>
            </office:change-info>
          </text:insertion>
        </text:changed-region>
        <text:changed-region xml:id="ct278449048" text:id="ct278449048">
          <text:deletion>
            <office:change-info>
              <dc:creator>NSP </dc:creator>
              <dc:date>2016-12-15T14:37:00</dc:date>
            </office:change-info>
            <text:p text:style-name="Caption"/>
            <text:p text:style-name="Caption"/>
          </text:deletion>
        </text:changed-region>
        <text:changed-region xml:id="ct278448840" text:id="ct278448840">
          <text:deletion>
            <office:change-info>
              <dc:creator>NSP </dc:creator>
              <dc:date>2016-12-15T14:37:00</dc:date>
            </office:change-info>
            <text:p text:style-name="Standard"/>
            <text:p text:style-name="Standard"/>
          </text:deletion>
        </text:changed-region>
        <text:changed-region xml:id="ct278448008" text:id="ct278448008">
          <text:deletion>
            <office:change-info>
              <dc:creator>NSP </dc:creator>
              <dc:date>2016-12-15T14:38:00</dc:date>
            </office:change-info>
            <text:p text:style-name="Standard"/>
            <text:p text:style-name="Standard"/>
          </text:deletion>
        </text:changed-region>
        <text:changed-region xml:id="ct278448320" text:id="ct278448320">
          <text:insertion>
            <office:change-info>
              <dc:creator>NSP </dc:creator>
              <dc:date>2016-12-15T14:38:00</dc:date>
            </office:change-info>
          </text:insertion>
        </text:changed-region>
        <text:changed-region xml:id="ct278449464" text:id="ct278449464">
          <text:deletion>
            <office:change-info>
              <dc:creator>NSP </dc:creator>
              <dc:date>2016-12-15T14:38:00</dc:date>
            </office:change-info>
            <text:p text:style-name="Standard"><text:span text:style-name="T2">:</text:span></text:p>
          </text:deletion>
        </text:changed-region>
        <text:changed-region xml:id="ct278448424" text:id="ct278448424">
          <text:insertion>
            <office:change-info>
              <dc:creator>NSP </dc:creator>
              <dc:date>2016-12-15T14:38:00</dc:date>
            </office:change-info>
          </text:insertion>
        </text:changed-region>
        <text:changed-region xml:id="ct278451544" text:id="ct278451544">
          <text:insertion>
            <office:change-info>
              <dc:creator>NSP </dc:creator>
              <dc:date>2016-12-15T14:38:00</dc:date>
            </office:change-info>
          </text:insertion>
        </text:changed-region>
        <text:changed-region xml:id="ct278451648" text:id="ct278451648">
          <text:insertion>
            <office:change-info>
              <dc:creator>NSP </dc:creator>
              <dc:date>2016-12-15T14:39:00</dc:date>
            </office:change-info>
          </text:insertion>
        </text:changed-region>
        <text:changed-region xml:id="ct278451856" text:id="ct278451856">
          <text:deletion>
            <office:change-info>
              <dc:creator>NSP </dc:creator>
              <dc:date>2016-12-15T14:39:00</dc:date>
            </office:change-info>
            <text:p text:style-name="Body">:</text:p>
          </text:deletion>
        </text:changed-region>
        <text:changed-region xml:id="ct278452376" text:id="ct278452376">
          <text:insertion>
            <office:change-info>
              <dc:creator>NSP </dc:creator>
              <dc:date>2016-12-15T14:39:00</dc:date>
            </office:change-info>
          </text:insertion>
        </text:changed-region>
        <text:changed-region xml:id="ct278453312" text:id="ct278453312">
          <text:deletion>
            <office:change-info>
              <dc:creator>NSP </dc:creator>
              <dc:date>2016-12-15T14:38:00</dc:date>
            </office:change-info>
            <text:p text:style-name="Standard"/>
            <text:p text:style-name="Standard"/>
          </text:deletion>
        </text:changed-region>
        <text:changed-region xml:id="ct278452480" text:id="ct278452480">
          <text:format-change>
            <office:change-info>
              <dc:creator>NSP </dc:creator>
              <dc:date>2016-12-15T14:39:00</dc:date>
            </office:change-info>
          </text:format-change>
        </text:changed-region>
        <text:changed-region xml:id="ct278451440" text:id="ct278451440">
          <text:deletion>
            <office:change-info>
              <dc:creator>NSP </dc:creator>
              <dc:date>2016-12-15T14:38:00</dc:date>
            </office:change-info>
            <text:p text:style-name="Standard"/>
            <text:p text:style-name="Standard"/>
          </text:deletion>
        </text:changed-region>
        <text:changed-region xml:id="ct278451752" text:id="ct278451752">
          <text:deletion>
            <office:change-info>
              <dc:creator>NSP </dc:creator>
              <dc:date>2016-12-15T14:38:00</dc:date>
            </office:change-info>
            <text:p text:style-name="Standard"/>
            <text:p text:style-name="Standard"/>
          </text:deletion>
        </text:changed-region>
        <text:changed-region xml:id="ct278453520" text:id="ct278453520">
          <text:deletion>
            <office:change-info>
              <dc:creator>NSP </dc:creator>
              <dc:date>2016-12-15T14:38:00</dc:date>
            </office:change-info>
            <text:p text:style-name="Standard"/>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change-start text:change-id="ct278454560"/>Chapter <text:change-end text:change-id="ct278454560"/>2 </text:p>
      <text:p text:style-name="ChapterTitle">Turtles</text:p>
      <text:p text:style-name="Standard"/>
      <text:p text:style-name="BodyFirst">In this chapter you'll learn to make the computer do things using programming. You'll also learn why programming languages use all the tools they do: loops, variables, functions and so on.</text:p>
      <text:p text:style-name="Standard"/>
      <text:h text:style-name="Heading_20_7" text:outline-level="7">The Logo Turtle</text:h>
      <text:p text:style-name="P11">In the 1960s the Logo programming language was invented to make computer programming more accessible, even to children. Its signature turtle environment made interacting with the computer visual and engaging. Seymour Papert's brilliant book Mindstorms contains lots of great ideas for learning math using turtles.</text:p>
      <text:p text:style-name="Body">The people behind the Python programming language liked the Logo turtles so much they wrote a file so we can do turtle geometry using Python. It's called turtle.py and all you have to do at the beginning of your program is import the functions from the turtle module. There are many ways to do this, but for starting out we can just type </text:p>
      <text:p text:style-name="CodeSingle"><text:span text:style-name="T1">from</text:span> turtle <text:span text:style-name="T1">import</text:span> *</text:p>
      <text:p text:style-name="Body">The asterisk <office:annotation office:name="__Annotation__1570_5434621"><dc:creator>NSP </dc:creator><dc:date>2016-12-15T15:00:37.76</dc:date><text:p text:style-name="P12"><text:span text:style-name="T20">I might suggest going ahead and using the term wildcard, let them in on some of the language's lingo</text:span></text:p></office:annotation>just means “all,” a<office:annotation-end office:name="__Annotation__1570_5434621"/>nd there's a space between “import” and <text:change-start text:change-id="ct278464232"/><text:span text:style-name="Zeichenformat">the</text:span><text:change-end text:change-id="ct278464232"/> asterisk. This gets the computer ready to use all the functions from turtle.py: they're all listed in the Python documentation. Do a web search for “python turtle” and it'll be the first thing that pops up<text:change-start text:change-id="ct278461528"/>, like in Figure 2-1.<text:change-end text:change-id="ct278461528"/><text:change text:change-id="ct278461736"/></text:p>
      <text:p text:style-name="Standard"><draw:frame draw:style-name="fr1" draw:name="Image1" text:anchor-type="paragraph" svg:width="4.6453in" svg:height="3.0799in" draw:z-index="0"><draw:image/></draw:frame> </text:p>
      <text:p text:style-name="Caption"><text:change-start text:change-id="ct278457784"/>Figure 2-1: Captioncaptioncaption</text:p>
      <text:p text:style-name="Body"><text:change-end text:change-id="ct278457784"/><text:soft-page-break/>Down the page it lists all the turtle functions you can use:</text:p>
      <text:p text:style-name="Body"><draw:frame draw:style-name="fr4" draw:name="Image2" text:anchor-type="paragraph" svg:x="0.1346in" svg:y="0.0291in" svg:width="5.1972in" svg:height="5.2382in" draw:z-index="10"><draw:image/></draw:frame><text:change text:change-id="ct278463192"/></text:p>
      <text:p text:style-name="Standard"/>
      <text:p text:style-name="Caption"><text:change-start text:change-id="ct278463712"/>Figure 2-2: captioncaptioncaption</text:p>
      <text:p text:style-name="Body"><text:change-end text:change-id="ct278463712"/>And that's not even the whole list! All we're going to use at first is “forward,” for going forward a certain number of steps and “right,” for turning right a certain number of degrees.</text:p>
      <text:p text:style-name="Standard"><text:change text:change-id="ct278460904"/>Open a new Python file in IDLE or Trinket and import the turtle module at the top:</text:p>
      <text:p text:style-name="Standard"><text:change text:change-id="ct278463400"/><text:span text:style-name="T1">from</text:span> turtle <text:span text:style-name="T1">import</text:span><text:span text:style-name="T6"> *</text:span></text:p>
      <text:p text:style-name="Standard"><text:change text:change-id="ct278463296"/>Now you can make the turtle go forward by adding </text:p>
      <text:p text:style-name="Standard"><text:change text:change-id="ct278461216"/>forward(100)</text:p>
      <text:p text:style-name="Standard"><text:change text:change-id="ct278462152"/>and running the program. You'll see <text:change-start text:change-id="ct278461632"/>something like Figure <text:change-end text:change-id="ct278461632"/><text:change-start text:change-id="ct278462464"/>2-3:<text:change-end text:change-id="ct278462464"/><text:change text:change-id="ct278462360"/></text:p>
      <text:p text:style-name="Standard"><text:soft-page-break/></text:p>
      <text:p text:style-name="Caption"><draw:frame draw:style-name="fr5" draw:name="Image3" text:anchor-type="paragraph" svg:x="3.4575in" svg:y="0.2429in" svg:width="2.75in" svg:height="2.4098in" draw:z-index="12"><draw:image/></draw:frame><draw:frame draw:style-name="fr5" draw:name="Image4" text:anchor-type="paragraph" svg:x="0.2626in" svg:y="0.1319in" svg:width="2.6917in" svg:height="2.5902in" draw:z-index="11"><draw:image/></draw:frame><text:change-start text:change-id="ct278461944"/>Figure 2-3: captioncaptioncaption<text:change-end text:change-id="ct278461944"/><text:change text:change-id="ct278449048"/>The turtle started in the middle of the screen and walked forward 100 steps. The default direction is to the right and the default shape is an arrow. If you want the turtle to look like a turtle, type this before “forward:”</text:p>
      <text:p text:style-name="Standard"><text:change text:change-id="ct278448840"/>shape(<text:span text:style-name="T7">'turtle'</text:span>)</text:p>
      <text:p text:style-name="Standard"><text:change text:change-id="ct278448008"/>Now it'll look like a turtle<text:change-start text:change-id="ct278448320"/>, <text:span text:style-name="T2">like Figure 2-4.</text:span><text:change-end text:change-id="ct278448320"/><text:change text:change-id="ct278449464"/></text:p>
      <text:p text:style-name="Standard"/>
      <text:p text:style-name="Standard"><draw:frame draw:style-name="fr1" draw:name="Image5" text:anchor-type="paragraph" svg:width="3.0244in" svg:height="2.6535in" draw:z-index="1"><draw:image/></draw:frame></text:p>
      <text:p text:style-name="Caption"><text:change-start text:change-id="ct278448424"/>Figure 2-4: captioncaptioncaption<text:change-end text:change-id="ct278448424"/></text:p>
      <text:p text:style-name="Body">You can make the turtle turn a specified number of degrees by using the “right” or “left” functions:</text:p>
      <text:p text:style-name="Standard"/>
      <text:p text:style-name="CodeA">forward(100)</text:p>
      <text:p text:style-name="CodeB_20_Indent">right(45)</text:p>
      <text:p text:style-name="CodeC">forward(150)</text:p>
      <text:p text:style-name="Standard"><text:soft-page-break/></text:p>
      <text:p text:style-name="Body">looks like this<text:change-start text:change-id="ct278451544"/> Figure 2-<text:change-end text:change-id="ct278451544"/><text:change-start text:change-id="ct278451648"/>5.<text:change-end text:change-id="ct278451648"/><text:change text:change-id="ct278451856"/></text:p>
      <text:p text:style-name="Standard"/>
      <text:p text:style-name="Standard"><draw:frame draw:style-name="fr2" draw:name="Image6" text:anchor-type="paragraph" svg:width="2.9602in" svg:height="2.1362in" draw:z-index="2"><draw:image/></draw:frame></text:p>
      <text:p text:style-name="Caption"><text:change-start text:change-id="ct278452376"/>Figure 2-5:</text:p>
      <text:p text:style-name="Body"><text:change-end text:change-id="ct278452376"/>See? The turtle started in the middle of the screen, went forward 100 steps, turned right 45 degrees and then went forward another 150 steps. Every line is run in order. </text:p>
      <text:p text:style-name="Standard"><text:change text:change-id="ct278453312"/>Exercise 1</text:p>
      <text:p text:style-name="BodyFirst">Your first challenge is to make the turtle walk so its path makes a square. This only requires the “forward” and “right” <text:change-start text:change-id="ct278452480"/>functions.<text:change-end text:change-id="ct278452480"/> <text:span text:style-name="T10">Try this before looking ahead at the code!</text:span><text:span text:style-name="T11"> Of course, you can look back at the old code. </text:span></text:p>
      <text:p text:style-name="Standard"><text:change text:change-id="ct278451440"/>All through the book you'll get these challenges and it'll make you a better programmer and math student if you put in the effort to solve them yourself. </text:p>
      <text:p text:style-name="Standard"><text:change text:change-id="ct278451752"/>Solution:</text:p>
      <text:p text:style-name="Standard"><text:change text:change-id="ct278453520"/>Here's the code that will draw a square:</text:p>
      <text:p text:style-name="P8"><draw:frame draw:style-name="fr3" draw:name="Image7" text:anchor-type="paragraph" svg:x="-0.0661in" svg:y="0.0043in" svg:width="2.8154in" svg:height="3.1953in" draw:z-index="3"><draw:image/></draw:frame><draw:frame draw:style-name="fr3" draw:name="Image8" text:anchor-type="paragraph" svg:x="3.0953in" svg:y="0.098in" svg:width="3.3102in" svg:height="3.4717in" draw:z-index="4"><draw:image/></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h text:style-name="Heading_20_2" text:outline-level="2">Loops</text:h>
      <text:p text:style-name="P8">As you can see in the above code, there's a lot of repeated code. It's a bunch of “forward(100)” and “right(90).” in every programming language there's a way to make the computer repeat commands a given number of times.</text:p>
      <text:p text:style-name="P8"/>
      <text:p text:style-name="P8">In Python the way to repeat something twice is to type:</text:p>
      <text:p text:style-name="P1"><text:span text:style-name="T4">for</text:span><text:span text:style-name="T11"> i </text:span><text:span text:style-name="T4">in</text:span><text:span text:style-name="T11"> </text:span><text:span text:style-name="T12">range</text:span><text:span text:style-name="T11">(2):</text:span></text:p>
      <text:p text:style-name="P1"><text:span text:style-name="T11"><text:s text:c="4"/></text:span><text:span text:style-name="T12">print</text:span><text:span text:style-name="T11">(</text:span><text:span text:style-name="T8">“hello”</text:span><text:span text:style-name="T11">)</text:span></text:p>
      <text:p text:style-name="P8"/>
      <text:p text:style-name="Standard"><text:span text:style-name="T10">Be sure to indent all the lines of the code you want to repeat.</text:span><text:span text:style-name="T11"> One tab is 4 spaces. </text:span><text:span text:style-name="T11">And don't forget the colon at the end. </text:span><text:span text:style-name="T11">You'll get</text:span></text:p>
      <text:p text:style-name="P8"/>
      <text:p text:style-name="P3">hello</text:p>
      <text:p text:style-name="P3">hello</text:p>
      <text:p text:style-name="P8"/>
      <text:p text:style-name="P8">Change the number in the parentheses and you change the number of times the code is repeated:</text:p>
      <text:p text:style-name="P8"/>
      <text:p text:style-name="P1"><text:span text:style-name="T4">for</text:span><text:span text:style-name="T11"> i </text:span><text:span text:style-name="T4">in</text:span><text:span text:style-name="T11"> </text:span><text:span text:style-name="T12">range</text:span><text:span text:style-name="T11">(10):</text:span></text:p>
      <text:p text:style-name="P1"><text:span text:style-name="T11"><text:s text:c="4"/></text:span><text:span text:style-name="T12">print</text:span><text:span text:style-name="T11">(</text:span><text:span text:style-name="T8">“hello”</text:span><text:span text:style-name="T11">)</text:span></text:p>
      <text:p text:style-name="P8"/>
      <text:p text:style-name="Standard"><text:span text:style-name="T11">You'll get </text:span><text:span text:style-name="T11">ten hello's:</text:span></text:p>
      <text:p text:style-name="P8"/>
      <text:p text:style-name="P3">hello</text:p>
      <text:p text:style-name="P3">hello</text:p>
      <text:p text:style-name="P3">hello</text:p>
      <text:p text:style-name="P3">hello</text:p>
      <text:p text:style-name="P3">hello</text:p>
      <text:p text:style-name="P3">hello</text:p>
      <text:p text:style-name="P3">hello</text:p>
      <text:p text:style-name="P3">hello</text:p>
      <text:p text:style-name="P3">hello</text:p>
      <text:p text:style-name="P3">hello</text:p>
      <text:p text:style-name="P2"/>
      <text:p text:style-name="P4">To repeat code four times, it's </text:p>
      <text:p text:style-name="P3"/>
      <text:p text:style-name="P6"><text:span text:style-name="T4">for</text:span><text:span text:style-name="T11"> i </text:span><text:span text:style-name="T4">in</text:span><text:span text:style-name="T11"> </text:span><text:span text:style-name="T12">range</text:span><text:span text:style-name="T11">(</text:span><text:span text:style-name="T11">4</text:span><text:span text:style-name="T11">):</text:span></text:p>
      <text:p text:style-name="P5"/>
      <text:p text:style-name="P4"><text:span text:style-name="T11">So in our turtle program, to make a square, we want to repeat </text:span><text:span text:style-name="T15">forward(100)</text:span><text:span text:style-name="T11"> and </text:span><text:span text:style-name="T15">right(90)</text:span><text:span text:style-name="T11"> four times. Here's how:</text:span></text:p>
      <text:p text:style-name="P5"/>
      <text:p text:style-name="P6"><text:span text:style-name="T4">for</text:span><text:span text:style-name="T11"> i </text:span><text:span text:style-name="T4">in</text:span><text:span text:style-name="T11"> </text:span><text:span text:style-name="T12">range</text:span><text:span text:style-name="T11">(</text:span><text:span text:style-name="T11">4</text:span><text:span text:style-name="T11">):</text:span></text:p>
      <text:p text:style-name="P6"><text:span text:style-name="T11"><text:s text:c="4"/></text:span><text:span text:style-name="T11">forward(100)</text:span></text:p>
      <text:p text:style-name="P7"><text:s text:c="4"/>right(90)</text:p>
      <text:p text:style-name="P7"/>
      <text:p text:style-name="P4"><text:span text:style-name="T11">Run this a</text:span><text:span text:style-name="T11">nd you'll see the square:</text:span></text:p>
      <text:p text:style-name="P5"/>
      <text:p text:style-name="P5"><draw:frame draw:style-name="fr1" draw:name="Image9" text:anchor-type="paragraph" svg:width="2.0835in" svg:height="2.198in" draw:z-index="5"><draw:image/></draw:frame><text:soft-page-break/></text:p>
      <text:p text:style-name="P5"/>
      <text:h text:style-name="Heading_20_3" text:outline-level="3">How does this work?</text:h>
      <text:p text:style-name="P5">The variable i is an iterator, and “range(10)” is a list of 10 numbers:</text:p>
      <text:p text:style-name="P5"/>
      <text:p text:style-name="P6"><text:span text:style-name="T14">&gt;&gt;&gt;</text:span><text:span text:style-name="T11"> </text:span><text:span text:style-name="T12">print</text:span><text:span text:style-name="T11">(</text:span><text:span text:style-name="T12">list</text:span><text:span text:style-name="T11">(</text:span><text:span text:style-name="T12">range</text:span><text:span text:style-name="T11">(10)))</text:span></text:p>
      <text:p text:style-name="P3">[0, 1, 2, 3, 4, 5, 6, 7, 8, 9]</text:p>
      <text:p text:style-name="P5"/>
      <text:p text:style-name="P5">You can use the value of i in your code:</text:p>
      <text:p text:style-name="P5"/>
      <text:p text:style-name="P1"><text:span text:style-name="T4">for</text:span><text:span text:style-name="T11"> i </text:span><text:span text:style-name="T4">in</text:span><text:span text:style-name="T11"> </text:span><text:span text:style-name="T12">range</text:span><text:span text:style-name="T11">(10):</text:span></text:p>
      <text:p text:style-name="P6"><text:span text:style-name="T11"><text:s text:c="4"/></text:span><text:span text:style-name="T12">print</text:span><text:span text:style-name="T11">(i, end=</text:span><text:span text:style-name="T8">“ ”</text:span><text:span text:style-name="T11">)</text:span></text:p>
      <text:p text:style-name="P5"/>
      <text:p text:style-name="P4"><text:span text:style-name="T11">The </text:span><text:span text:style-name="T15">end=” “</text:span><text:span text:style-name="T11"> part means not to do a line break. Everything will be on the same line. You'll get</text:span></text:p>
      <text:p text:style-name="P5"/>
      <text:p text:style-name="P3">0123456789</text:p>
      <text:p text:style-name="P5"/>
      <text:p text:style-name="P4"><text:span text:style-name="T11">In the future we'll have to remember </text:span><text:span text:style-name="T11">in a loop,</text:span><text:span text:style-name="T11"> i starts at 0 and ends before the last number, but for now, if you want something repeated 4 times, it's </text:span><text:span text:style-name="T5">for</text:span><text:span text:style-name="T15"> i </text:span><text:span text:style-name="T5">in</text:span><text:span text:style-name="T15"> </text:span><text:span text:style-name="T13">range</text:span><text:span text:style-name="T15">(</text:span><text:span text:style-name="T15">4</text:span><text:span text:style-name="T15">):</text:span></text:p>
      <text:p text:style-name="P5"/>
      <text:h text:style-name="Heading_20_2" text:outline-level="2">Functions</text:h>
      <text:p text:style-name="P5"/>
      <text:p text:style-name="P4"><text:span text:style-name="T11">Now that we've made a square, </text:span><text:span text:style-name="T11">we can save all that code to a magic word so we can use it anytime. Every programming language has a way to do this, and in </text:span><text:span text:style-name="T11">Python it's called a Function. The way to define a function is by giving it a name. You can name it anything you want, but it's better </text:span><text:span text:style-name="T11">to be descriptive. </text:span><text:span text:style-name="T11">We'll call our function “square”:</text:span></text:p>
      <text:p text:style-name="P5"/>
      <text:p text:style-name="P6"><text:span text:style-name="T4">def</text:span><text:span text:style-name="T11"> </text:span><text:span text:style-name="T16">square</text:span><text:span text:style-name="T11">():</text:span></text:p>
      <text:p text:style-name="P4"><text:span text:style-name="T5"><text:s text:c="4"/>for</text:span><text:span text:style-name="T15"> i </text:span><text:span text:style-name="T5">in</text:span><text:span text:style-name="T15"> </text:span><text:span text:style-name="T13">range</text:span><text:span text:style-name="T15">(</text:span><text:span text:style-name="T15">4</text:span><text:span text:style-name="T15">):</text:span></text:p>
      <text:p text:style-name="P6"><text:span text:style-name="T11"><text:s text:c="8"/></text:span><text:span text:style-name="T11">forward(100)</text:span></text:p>
      <text:p text:style-name="P7"><text:s text:c="8"/>right(90)</text:p>
      <text:p text:style-name="P5"/>
      <text:p text:style-name="P4"><text:span text:style-name="T10">Important: all the code inside the function is indented again.</text:span><text:span text:style-name="T11"> </text:span><text:span text:style-name="T11">Like in the loop, don't forget the colon at the end of the function definition. And</text:span><text:span text:style-name="T11"> </text:span><text:span text:style-name="T11">the parentheses are important</text:span><text:span text:style-name="T11">. They're empty now, but later we'll put values inside them. </text:span><text:span text:style-name="T11">But if you run this, nothing will happen. You've defined a function, but you didn't tell the program to run it. You can call the function from the shell like this:</text:span></text:p>
      <text:p text:style-name="P5"><text:soft-page-break/></text:p>
      <text:p text:style-name="P6"><text:span text:style-name="T17">&gt;&gt;&gt;</text:span><text:span text:style-name="T11"> square()</text:span></text:p>
      <text:p text:style-name="P5"/>
      <text:p text:style-name="P5">Or you can call it inside the file, after you've defined it, like this:</text:p>
      <text:p text:style-name="P5"/>
      <text:p text:style-name="P5"><draw:frame draw:style-name="fr1" draw:name="Image10" text:anchor-type="paragraph" svg:width="4.1457in" svg:height="3.3957in" draw:z-index="6"><draw:image/></draw:frame></text:p>
      <text:p text:style-name="P5">It will now draw a square.</text:p>
      <text:p text:style-name="P5"/>
      <text:h text:style-name="Heading_20_3" text:outline-level="3">Using Functions</text:h>
      <text:p text:style-name="P5">Once you've defined a function, you can use it in a loop to build something more complicated. Let's say we want to draw a square, turn right a little, make another square, turn right a little, a bunch of times, of course we're going to use a loop. Now we can call the square function and the program will remember how to make a square:</text:p>
      <text:p text:style-name="P5"/>
      <text:p text:style-name="P6"><text:span text:style-name="T4">def</text:span><text:span text:style-name="T11"> </text:span><text:span text:style-name="T16">squareThing</text:span><text:span text:style-name="T11">():</text:span></text:p>
      <text:p text:style-name="P6"><text:span text:style-name="T11"><text:s text:c="4"/></text:span><text:span text:style-name="T4">for</text:span><text:span text:style-name="T11"> i </text:span><text:span text:style-name="T4">in</text:span><text:span text:style-name="T11"> </text:span><text:span text:style-name="T18">range</text:span><text:span text:style-name="T11">(60):</text:span></text:p>
      <text:p text:style-name="P7"><text:s text:c="8"/>square()</text:p>
      <text:p text:style-name="P7"><text:s text:c="8"/>right(5) </text:p>
      <text:p text:style-name="P5"/>
      <text:p text:style-name="P7">squareThing()</text:p>
      <text:p text:style-name="P5"/>
      <text:p text:style-name="P5">Run it and you'll see this:</text:p>
      <text:p text:style-name="P5"/>
      <text:p text:style-name="P5"><draw:frame draw:style-name="fr1" draw:name="Image11" text:anchor-type="paragraph" svg:width="2.4898in" svg:height="2.6543in" draw:z-index="7"><draw:image/></draw:frame><text:soft-page-break/></text:p>
      <text:p text:style-name="P5"/>
      <text:p text:style-name="P4"><text:span text:style-name="T11">Interesting shape, and it's all made out of squares! </text:span><text:span text:style-name="T11">Now that we're making the turtle walk more, add “</text:span><text:span text:style-name="T15">speed(0)</text:span><text:span text:style-name="T11">” to the </text:span><text:span text:style-name="T11">beginning</text:span><text:span text:style-name="T11"> of your code </text:span><text:span text:style-name="T11">(after </text:span><text:span text:style-name="T15">shape(</text:span><text:span text:style-name="T9">'turtle'</text:span><text:span text:style-name="T15">)</text:span><text:span text:style-name="T11">) to</text:span><text:span text:style-name="T11"> make him walk faster.</text:span></text:p>
      <text:p text:style-name="P5"/>
      <text:h text:style-name="Heading_20_2" text:outline-level="2">Variables</text:h>
      <text:p text:style-name="P5">But all our squares are the same size. In order to make different sized squares, we'll need to vary the distance the turtle walks forward. Instead of changing the square function definition every time we want a different size, we can use a variable. </text:p>
      <text:p text:style-name="P5"/>
      <text:p text:style-name="P5">In math class, variables are single letters, but in programming you can call a variable anything you want. Like functions, I suggest naming variables something descriptive. If we change our square function to this, we can create squares of any size we want:</text:p>
      <text:p text:style-name="P5"/>
      <text:p text:style-name="P6"><text:span text:style-name="T4">def</text:span><text:span text:style-name="T11"> </text:span><text:span text:style-name="T16">square</text:span><text:span text:style-name="T11">(length):</text:span></text:p>
      <text:p text:style-name="P6"><text:span text:style-name="T11"><text:s text:c="4"/></text:span><text:span text:style-name="T4">for</text:span><text:span text:style-name="T11"> i </text:span><text:span text:style-name="T4">in</text:span><text:span text:style-name="T11"> </text:span><text:span text:style-name="T12">range</text:span><text:span text:style-name="T11">(4):</text:span></text:p>
      <text:p text:style-name="P7"><text:s text:c="8"/>forward(length)</text:p>
      <text:p text:style-name="P7"><text:s text:c="8"/>right(90)</text:p>
      <text:p text:style-name="P5"/>
      <text:p text:style-name="P5">Now calling square(50) and square(80) would look like this:</text:p>
      <text:p text:style-name="P5"/>
      <text:p text:style-name="P5"><draw:frame draw:style-name="fr1" draw:name="Image12" text:anchor-type="paragraph" svg:width="1.7811in" svg:height="1.7709in" draw:z-index="8"><draw:image/></draw:frame></text:p>
      <text:p text:style-name="P5"/>
      <text:p text:style-name="P5">But if we ever forget to put a value in the parentheses we'll get this error:</text:p>
      <text:p text:style-name="P5"/>
      <text:p text:style-name="P9"><text:soft-page-break/>Traceback (most recent call last):</text:p>
      <text:p text:style-name="P9"><text:s text:c="2"/>File "C:/Something/Something/my_turtle.py", line 12, in &lt;module&gt;</text:p>
      <text:p text:style-name="P9"><text:s text:c="4"/>square()</text:p>
      <text:p text:style-name="P9">TypeError: square() missing 1 required positional argument: 'length'</text:p>
      <text:p text:style-name="P5"/>
      <text:p text:style-name="P4"><text:span text:style-name="T11">If we give a default value for </text:span><text:span text:style-name="T11">the length in the function definition we won't get that error:</text:span></text:p>
      <text:p text:style-name="P5"/>
      <text:p text:style-name="P6"><text:span text:style-name="T4">def</text:span><text:span text:style-name="T11"> </text:span><text:span text:style-name="T16">square</text:span><text:span text:style-name="T11">(length</text:span><text:span text:style-name="T11">=100</text:span><text:span text:style-name="T11">):</text:span></text:p>
      <text:p text:style-name="P5"/>
      <text:p text:style-name="P5">Now if we put in a value, it'll make a square of that length, but if we leave the parentheses empty, it'll default to a square of length 100. </text:p>
      <text:p text:style-name="P5"/>
      <text:p text:style-name="P5">square(50)</text:p>
      <text:p text:style-name="P5">square(30)</text:p>
      <text:p text:style-name="P5">square()</text:p>
      <text:p text:style-name="P5"/>
      <text:p text:style-name="P5"><draw:frame draw:style-name="fr1" draw:name="Image13" text:anchor-type="paragraph" svg:width="1.7917in" svg:height="1.7602in" draw:z-index="9"><draw:image/></draw:frame></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Arial2" svg:font-family="Arial" style:font-family-generic="swiss"/>
    <style:font-face style:name="Segoe UI" svg:font-family="'Segoe UI'" style:font-family-generic="swiss"/>
    <style:font-face style:name="Consolas" svg:font-family="Consolas"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Liberation Sans" svg:font-family="'Liberation Sans'" style:font-family-generic="swiss" style:font-pitch="variable"/>
    <style:font-face style:name="NewBaskerville" svg:font-family="NewBaskerville"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font-size="101%" fo:font-weight="bold" style:font-size-asian="101%" style:font-weight-asian="bold" style:font-size-complex="101%" style:font-weight-complex="bold"/>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loext:contextual-spacing="false" fo:margin-top="0in" fo:margin-bottom="0.028in"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_20_7" style:display-name="Heading 7" style:family="paragraph" style:parent-style-name="Heading" style:next-style-name="Text_20_body" style:default-outline-level="7" style:class="text">
      <style:paragraph-properties loext:contextual-spacing="false" fo:margin-top="0.0417in" fo:margin-bottom="0.0417in"/>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102in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font-name-complex="Arial" style:font-size-complex="12pt"/>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paragraph-properties fo:margin-top="0.0835in" fo:margin-bottom="0.0835in"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paragraph-properties fo:margin-top="0.0835in" fo:margin-bottom="0.0835in"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paragraph-properties fo:margin-top="0.0835in" fo:margin-bottom="0.0835in"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 style:family="paragraph" style:next-style-name="Body">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Note" style:family="paragraph" style:next-style-name="Body">
      <style:paragraph-properties fo:margin-top="0.0835in" fo:margin-bottom="0.0835in"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left="0.25in" fo:margin-right="0in" fo:margin-top="0.0835in" fo:margin-bottom="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fo:line-height="150%" fo:orphans="2" fo:widows="2" fo:text-indent="0in" style:auto-text-indent="false"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fo:line-height="150%" fo:orphans="2" fo:widows="2" fo:text-indent="0in" style:auto-text-indent="false"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fo:line-height="150%" fo:orphans="2" fo:widows="2" fo:text-indent="0in" style:auto-text-indent="false"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BulletA" style:family="paragraph" style:next-style-name="Standard">
      <style:paragraph-properties fo:margin-left="0.5in" fo:margin-right="0in" fo:margin-top="0.0835in" fo:margin-bottom="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left="1in" fo:margin-right="1in" fo:margin-top="0.0835in" fo:margin-bottom="0.0835in"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paragraph-properties fo:margin-top="0.111in" fo:margin-bottom="0.0555in"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11T09:56:24.386000000</meta:creation-date>
    <meta:generator>OpenOffice/4.1.2$Win32 OpenOffice.org_project/412m3$Build-9782</meta:generator>
    <dc:date>2016-12-15T15:03:09.34</dc:date>
    <meta:editing-duration>PT4H13M57S</meta:editing-duration>
    <meta:editing-cycles>19</meta:editing-cycles>
    <dc:creator>NSP </dc:creator>
    <meta:document-statistic meta:table-count="0" meta:image-count="13" meta:object-count="0" meta:page-count="9" meta:paragraph-count="115" meta:word-count="1247" meta:character-count="7067"/>
  </office:meta>
</office:document-meta>
</file>